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5in" fo:margin-right="0in" fo:margin-top="0in" fo:margin-bottom="0.0555in" loext:contextual-spacing="false" fo:line-height="115%" fo:text-indent="0in" style:auto-text-indent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fo:break-before="auto" fo:break-after="auto" style:writing-mode="lr-tb"/>
    </style:style>
    <style:style style:name="P4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fo:break-before="auto" fo:break-after="auto" style:writing-mode="lr-tb"/>
      <style:text-properties officeooo:rsid="001ca587" officeooo:paragraph-rsid="001ca587"/>
    </style:style>
    <style:style style:name="P5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style:writing-mode="lr-tb"/>
    </style:style>
    <style:style style:name="P6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style:writing-mode="lr-tb"/>
      <style:text-properties officeooo:rsid="001ca587" officeooo:paragraph-rsid="001ca587"/>
    </style:style>
    <style:style style:name="P7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style:writing-mode="lr-tb"/>
      <style:text-properties officeooo:rsid="001e9d61" officeooo:paragraph-rsid="001e9d61"/>
    </style:style>
    <style:style style:name="P8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.0728in" style:auto-text-indent="false" style:writing-mode="lr-tb"/>
      <style:text-properties officeooo:rsid="00202597" officeooo:paragraph-rsid="00202597"/>
    </style:style>
    <style:style style:name="P9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10" style:family="paragraph" style:parent-style-name="Standard" style:list-style-name="LS2">
      <style:paragraph-properties fo:margin-left="0in" fo:margin-right="0in" fo:margin-top="0in" fo:margin-bottom="0in" loext:contextual-spacing="false" fo:line-height="115%" fo:text-indent="0in" style:auto-text-indent="false" fo:break-before="auto" fo:break-after="auto" style:writing-mode="lr-tb"/>
    </style:style>
    <style:style style:name="P11" style:family="paragraph" style:parent-style-name="Heading_20_3">
      <style:paragraph-properties fo:margin-top="0in" fo:margin-bottom="0in" loext:contextual-spacing="false" fo:line-height="130%" fo:break-before="auto" fo:break-after="auto" style:writing-mode="lr-tb"/>
    </style:style>
    <style:style style:name="P12" style:family="paragraph" style:parent-style-name="Heading_20_3">
      <style:paragraph-properties fo:margin-top="0in" fo:margin-bottom="0in" loext:contextual-spacing="false" fo:line-height="130%" fo:break-before="auto" fo:break-after="auto" style:writing-mode="lr-tb"/>
      <style:text-properties fo:color="#333333" fo:font-size="16pt" fo:font-weight="bold" fo:background-color="#ffffff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margin-top="0in" fo:margin-bottom="0in" loext:contextual-spacing="false" fo:line-height="115%" fo:break-before="auto" fo:break-after="auto" style:writing-mode="lr-tb"/>
    </style:style>
    <style:style style:name="P14" style:family="paragraph" style:parent-style-name="Heading_20_1" style:master-page-name="Standard">
      <style:paragraph-properties fo:margin-top="0in" fo:margin-bottom="0in" loext:contextual-spacing="false" fo:line-height="115%" style:page-number="auto" fo:break-before="auto" fo:break-after="auto" style:writing-mode="lr-tb"/>
    </style:style>
    <style:style style:name="T1" style:family="text">
      <style:text-properties fo:color="#333333" fo:font-size="16pt" fo:font-weight="bold" fo:background-color="#ffffff" loext:char-shading-value="0" style:font-size-asian="16pt" style:font-weight-asian="bold" style:font-size-complex="16pt" style:font-weight-complex="bold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officeooo:rsid="001e9d61"/>
    </style:style>
    <style:style style:name="T4" style:family="text">
      <style:text-properties officeooo:rsid="001f1ee2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0"><text:bookmark text:name="h.o4kwhjfxjs1"/>Presentation of “Google stack monitoring”</text:h>
      <text:list xml:id="list3738240882896370800" text:style-name="LS2">
        <text:list-item>
          <text:p text:style-name="P4">As you probably have already noticed, today we are going to talk to you about stack monitoring for cloud and cluster hosted applications.</text:p>
          <text:p text:style-name="P6"/>
        </text:list-item>
        <text:list-item>
          <text:p text:style-name="P6">The simple name of this solutions involves many definitions and topic such as cloud computing and virtualization. <text:s text:c="2"/>And all this terms are as used as miss-used. <text:s text:c="2"/>Thus we will first focuse on <text:span text:style-name="T4">explicitely define </text:span>the system targeted by Google Stack Monitoring. <text:s text:c="2"/><text:span text:style-name="T4">This definitions will be done in order to explicite the buisness purposes of this service.</text:span></text:p>
          <text:p text:style-name="P6"/>
        </text:list-item>
        <text:list-item>
          <text:p text:style-name="P7">In a second time we will detail all the features and abilities of the “Google stack monitoring” service. <text:s/>Finally, we will explicit what kind of users are targeted and for which reasons. <text:s text:c="2"/></text:p>
          <text:p text:style-name="P7"/>
        </text:list-item>
        <text:list-item>
          <text:p text:style-name="P5">What is a Full-Stack cloud computing:</text:p>
          <text:list>
            <text:list-item>
              <text:list>
                <text:list-item>
                  <text:p text:style-name="P9">Present cloud computing</text:p>
                </text:list-item>
              </text:list>
            </text:list-item>
          </text:list>
        </text:list-item>
      </text:list>
      <text:p text:style-name="P1">A cloud is a distributed system designed to store external user data, or, what will be interesting for us is to host user programs.</text:p>
      <text:list xml:id="list3" text:style-name="LS2">
        <text:list-item>
          <text:list>
            <text:list-item>
              <text:list>
                <text:list-item>
                  <text:p text:style-name="P9">Present The way an app run on cloud: full stack</text:p>
                </text:list-item>
              </text:list>
            </text:list-item>
          </text:list>
        </text:list-item>
      </text:list>
      <text:p text:style-name="P1">As this system is distributed, there is no single system where the hosted program will be running (like on a simple service). <text:s/>Thus, clouds provides a virtual system where each application can run: stack of application. <text:s text:c="2"/>This is basically composed of an operating system, a set of libraries, and the user application running over the stack.</text:p>
      <text:list xml:id="list4" text:style-name="LS2">
        <text:list-item>
          <text:p text:style-name="P3">What is a Stack monitor</text:p>
          <text:list>
            <text:list-item>
              <text:list>
                <text:list-item>
                  <text:p text:style-name="P9">A program that will be installed on the lowest layouts of this stack. <text:s text:c="2"/>It will help configure this stack. <text:s text:c="2"/>But principally it will give real time informations about the stack and the user program on the top of it.</text:p>
                </text:list-item>
              </text:list>
            </text:list-item>
          </text:list>
          <text:p text:style-name="P10"/>
        </text:list-item>
        <text:list-item>
          <text:p text:style-name="P8">What are the purposes of this solution?</text:p>
        </text:list-item>
        <text:list-item>
          <text:p text:style-name="P8">Observe the state of the stack: provide statistics including hardzare and software state of the stack</text:p>
        </text:list-item>
        <text:list-item>
          <text:p text:style-name="P8">Influence the state</text:p>
        </text:list-item>
      </text:list>
      <text:p text:style-name="P2"/>
      <text:p text:style-name="P2"/>
      <text:p text:style-name="P2"/>
      <text:p text:style-name="P2"/>
      <text:p text:style-name="P2"/>
      <text:p text:style-name="P2"><text:soft-page-break/><text:s/><draw:frame draw:style-name="fr1" draw:name="Image1" text:anchor-type="as-char" svg:width="6.2681in" svg:height="2.5693in" draw:z-index="0"><draw:image/><svg:desc>Screen Shot 2016-04-03 at 13.23.54.png</svg:desc></draw:frame></text:p>
      <text:p text:style-name="P2"/>
      <text:h text:style-name="P13" text:outline-level="10"><text:bookmark text:name="h.524nz2n0zmco"/>Proposed services</text:h>
      <text:h text:style-name="P12" text:outline-level="10"><text:bookmark text:name="h.c35tx2n1uimo"/>Dashboards</text:h>
      <text:h text:style-name="P11" text:outline-level="10"><text:bookmark text:name="h.8h58l5imnoks"/><text:span text:style-name="T1">Alerts &amp; notifications</text:span></text:h>
      <text:p text:style-name="P2">We want to be alerted when specific metric will overhead some threshold value.</text:p>
      <text:h text:style-name="P11" text:outline-level="10"><text:bookmark text:name="h.7bdss1vqj51g"/><text:span text:style-name="T1">Logs &amp; traces</text:span></text:h>
      <text:h text:style-name="P12" text:outline-level="10"><text:bookmark text:name="h.nntlxvfrg8fu"/>Endpoint</text:h>
      <text:p text:style-name="P2"/>
      <text:h text:style-name="P13" text:outline-level="10"><text:bookmark text:name="h.3nyt0f6zb5wb"/><text:span text:style-name="T2">Target users + costs</text:span>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➔">
        <style:list-level-properties text:space-before="0.25in" text:min-label-width="0.25in"/>
      </text:list-level-style-bullet>
      <text:list-level-style-bullet text:level="2" text:style-name="List3Level1" text:bullet-char="◆">
        <style:list-level-properties text:space-before="0.75in" text:min-label-width="0.25in"/>
      </text:list-level-style-bullet>
      <text:list-level-style-bullet text:level="3" text:style-name="List3Level2" text:bullet-char="●">
        <style:list-level-properties text:space-before="1.3748in" text:min-label-width="0.1252in"/>
      </text:list-level-style-bullet>
      <text:list-level-style-bullet text:level="4" text:style-name="List3Level3" text:bullet-char="○">
        <style:list-level-properties text:space-before="1.75in" text:min-label-width="0.25in"/>
      </text:list-level-style-bullet>
      <text:list-level-style-bullet text:level="5" text:style-name="List3Level4" text:bullet-char="◆">
        <style:list-level-properties text:space-before="2.25in" text:min-label-width="0.25in"/>
      </text:list-level-style-bullet>
      <text:list-level-style-bullet text:level="6" text:style-name="List3Level5" text:bullet-char="●">
        <style:list-level-properties text:space-before="2.8748in" text:min-label-width="0.1252in"/>
      </text:list-level-style-bullet>
      <text:list-level-style-bullet text:level="7" text:style-name="List3Level6" text:bullet-char="○">
        <style:list-level-properties text:space-before="3.25in" text:min-label-width="0.25in"/>
      </text:list-level-style-bullet>
      <text:list-level-style-bullet text:level="8" text:style-name="List3Level7" text:bullet-char="◆">
        <style:list-level-properties text:space-before="3.75in" text:min-label-width="0.25in"/>
      </text:list-level-style-bullet>
      <text:list-level-style-bullet text:level="9" text:style-name="List3Level8" text:bullet-char="●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/>
    <meta:initial-creator/>
    <dc:creator>kassuskley </dc:creator>
    <meta:editing-cycles>2</meta:editing-cycles>
    <dc:date>2016-04-05T12:38:17.143316956</dc:date>
    <meta:editing-duration>PT1H41M30S</meta:editing-duration>
    <meta:document-statistic meta:table-count="0" meta:image-count="1" meta:object-count="0" meta:page-count="2" meta:paragraph-count="26" meta:word-count="327" meta:character-count="1878" meta:non-whitespace-character-count="1569"/>
  </office:meta>
</office:document-meta>
</file>